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CR" officeooo:rsid="0000ab73" officeooo:paragraph-rsid="0000ab73"/>
    </style:style>
    <style:style style:name="P2" style:family="paragraph" style:parent-style-name="Standard">
      <style:paragraph-properties fo:text-align="center" style:justify-single-word="false"/>
      <style:text-properties fo:language="es" fo:country="CR" fo:font-weight="bold" officeooo:rsid="0000ab73" officeooo:paragraph-rsid="0000ab7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oratorio #1: Preguntas de conocimiento</text:p>
      <text:p text:style-name="P1">- ¿Qué es un puntero?¿Entiendo bien su uso? ¿Qué ventajas me da?</text:p>
      <text:p text:style-name="P1">- ¿Por qué es crítica la administración de recursos en el microcontrolador?</text:p>
      <text:p text:style-name="P1">- ¿Cuál es la diferencia entre un sistema incrustado y uno de propósito general?</text:p>
      <text:p text:style-name="P1">- ¿Por qué el profesor insiste en entender los requerimientos antes de escribir el código?</text:p>
      <text:p text:style-name="P1">- ¿Por qué importa una buena documentación?</text:p>
      <text:p text:style-name="P1">- ¿Cuál es la diferencia entre “time driven” y “event driven” en sistemas incrustados?</text:p>
      <text:p text:style-name="P1">- ¿Cuál la principal característica de una arquitectura Main Loop? ¿Cómo afecta mis decisiones de diseño?</text:p>
      <text:p text:style-name="P1">- ¿Cuáles partes del diseño se prestan para un main loop?¿Cuáles necesitan de eventos?</text:p>
      <text:p text:style-name="P1">- ¿Cuáles periféricos debo utilizar para este proyecto?¿Existe alguna colisión de recursos?</text:p>
      <text:p text:style-name="P1">- ¿Entiendo bien qué es una interrupción, cómo se crean y manejan?</text:p>
      <text:p text:style-name="P1">- ¿Puedo crear y entiendo el flujo del programa, sin escribir el código?</text:p>
      <text:p text:style-name="P1">- ¿Cuáles partes del código van a ser críticas? ¿Por qué?</text:p>
      <text:p text:style-name="P1">- ¿Qué mejoras le haría al producto propuest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23:30:37.285000000</meta:creation-date>
    <dc:date>2016-08-09T23:53:51.084000000</dc:date>
    <meta:editing-duration>PT8M3S</meta:editing-duration>
    <meta:editing-cycles>1</meta:editing-cycles>
    <meta:document-statistic meta:table-count="0" meta:image-count="0" meta:object-count="0" meta:page-count="1" meta:paragraph-count="14" meta:word-count="165" meta:character-count="1002" meta:non-whitespace-character-count="851"/>
    <meta:generator>LibreOffice/5.0.0.5$Windows_x86 LibreOffice_project/1b1a90865e348b492231e1c451437d7a15bb262b</meta:generator>
  </office:meta>
</office:document-meta>
</file>